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1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-e permite usar caracteres especiales como "/n"</text:h>
      <text:p text:style-name="P13">awk <text:s/>"NF{print $NF}" FS="/" </text:p>
      <text:p text:style-name="P13">NF escoges el ultimo campo, el delimitador predeterminado es espacio, que con FS lo cambias <text:s/>a /</text:p>
      <text:h text:style-name="P10" text:outline-level="1"/>
      <text:h text:style-name="P10" text:outline-level="1"/>
      <text:h text:style-name="P10" text:outline-level="1"/>
      <text:h text:style-name="P10" text:outline-level="1">Permisos especiales en Linux: Sticky Bit, SUID y SGID</text:h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3"/>
      <text:p text:style-name="P8">chmod 1775 test</text:p>
      <text:p text:style-name="P5">O bien</text:p>
      <text:list xml:id="list537299195153752456" text:style-name="L1">
        <text:list-item>
          <text:p text:style-name="P16">chmod +t /test <text:span text:style-name="T6">#para activar sticky bit</text:span></text:p>
        </text:list-item>
        <text:list-item>
          <text:p text:style-name="P16">chmod -t /test <text:span text:style-name="T6">#para desactivar sticky bit</text:span></text:p>
        </text:list-item>
      </text:list>
      <text:p text:style-name="P3"/>
      <text:p text:style-name="P3"/>
      <text:h text:style-name="P9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6"/>
      <text:p text:style-name="P8"><text:span text:style-name="T7">[</text:span>david<text:span text:style-name="T7">@</text:span>servcentos <text:span text:style-name="T7">test]</text:span>$ <text:span text:style-name="T7">chmod</text:span> 4775 hello.sh</text:p>
      <text:p text:style-name="P3"/>
      <text:h text:style-name="P9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6"/>
      <text:p text:style-name="P8"><text:span text:style-name="T7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<text:soft-page-break/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11">if["codicion"];then</text:p>
      <text:p text:style-name="P12">"comandos"</text:p>
      <text:p text:style-name="P11"><text:span text:style-name="T10">[elif</text:span><text:span text:style-name="T10">"condicion"</text:span><text:span text:style-name="T10">then</text:span></text:p>
      <text:p text:style-name="P12">"comandos"]</text:p>
      <text:p text:style-name="P12">[else</text:p>
      <text:p text:style-name="P12">"comandos"]</text:p>
      <text:p text:style-name="P12"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 en un archivo y te devuelve las lineas en las que están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  <text:p text:style-name="P4"/>
      <text:p text:style-name="P4">FIND</text:p>
      <text:p text:style-name="P4"><text:soft-page-break/></text:p>
      <text:p text:style-name="P4"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  <text:p text:style-name="P4"/>
      <text:p text:style-name="P4"/>
      <text:p text:style-name="P4">REDIRECCIONAMIENTO</text:p>
      <text:p text:style-name="P4">0: entrada estandar (normalmente teclado)</text:p>
      <text:p text:style-name="P4">1: salida estandar (normalmente consola)</text:p>
      <text:p text:style-name="P4">2: salida error</text:p>
      <text:p text:style-name="P4"/>
      <text:p text:style-name="P4">ls -l &gt;fichero.txt guarda la saida de ls -l en el fichero, si no existe lo crea y si existe lo sobresescribe</text:p>
      <text:p text:style-name="P4">ls -l &gt;&gt;fichero.txt, es igual que antes pero de existir el archivo, no lo sibresescribe, sino que sigue escribiendo justo debajo.</text:p>
      <text:p text:style-name="P4">Ls -l 2&gt;fichero.txt guarda el error</text:p>
      <text:p text:style-name="P4"/>
      <text:p text:style-name="P4">TUBERIAS</text:p>
      <text:p text:style-name="P4">Permite la salida de un comando a otro</text:p>
      <text:p text:style-name="P4">comando | comando</text:p>
      <text:p text:style-name="P4"><text:s/>EJEMPLO: rpm -qa | grep "glibc"</text:p>
      <text:p text:style-name="P4">esto busca los paquetes instalados y te los filtra por los que se llamen glibc</text:p>
      <text:p text:style-name="P4"/>
      <text:p text:style-name="P4"/>
      <text:p text:style-name="P4">AT</text:p>
      <text:p text:style-name="P4"/>
      <text:p text:style-name="P4">Ejecuta comandos a una hora y fecha especificas</text:p>
      <text:p text:style-name="P4">at hora [fecha]</text:p>
      <text:p text:style-name="P4"/>
      <text:p text:style-name="P4"><text:soft-page-break/>Ejemplo</text:p>
      <text:p text:style-name="P4">Tarea a las 11</text:p>
      <text:p text:style-name="P4">at 11:00 ls -l</text:p>
      <text:p text:style-name="P4"/>
      <text:p text:style-name="P4">Tarea a las 20 del domingo</text:p>
      <text:p text:style-name="P4">at 20:00 Sun</text:p>
      <text:p text:style-name="P4"/>
      <text:p text:style-name="P4">Tarea a las 04:00 el 14-03-2023</text:p>
      <text:p text:style-name="P4">at 04:00 2023-03-14</text:p>
      <text:p text:style-name="P4">at 04:00 23.03.14</text:p>
      <text:p text:style-name="P4"/>
      <text:p text:style-name="P4">Dentro de 3 horas</text:p>
      <text:p text:style-name="P4">at now + 3 hours</text:p>
      <text:p text:style-name="P4"/>
      <text:p text:style-name="P4">listar tareas programadas: atq</text:p>
      <text:p text:style-name="P4"/>
      <text:p text:style-name="P4">VARIABLES DE ENTORNO</text:p>
      <text:p text:style-name="P4"/>
      <text:p text:style-name="P4">$HOME: ruta a home del usuario</text:p>
      <text:p text:style-name="P4">$USER: devuelve el usuario</text:p>
      <text:p text:style-name="P4"/>
      <text:p text:style-name="P4">para crear una variable de entorno:</text:p>
      <text:p text:style-name="P4">export NOMBRE="lo que sea" </text:p>
      <text:p text:style-name="P4">quitar las variable de etorno</text:p>
      <text:p text:style-name="P4">unset NOMBRE</text:p>
      <text:p text:style-name="P4"/>
      <text:p text:style-name="Standard">1. PATH: Rutas (separadas por el carácter : ) donde el intérprete de comandos buscará los comandos que se vayan a ejecutar, si no se especifica una ruta hacia él.</text:p>
      <text:p text:style-name="Standard"/>
      <text:p text:style-name="Standard">2. HOME: Esta variable almacena la ruta al directorio en el que se encuentra el directorio personal del usuario.</text:p>
      <text:p text:style-name="Standard"/>
      <text:p text:style-name="Standard">3. SHELL: Ubicación del shell (intérprete de comandos) predeterminado del usuario.</text:p>
      <text:p text:style-name="Standard"/>
      <text:p text:style-name="Standard">4. USER: Nombre de usuario conectado en el sistema.</text:p>
      <text:p text:style-name="Standard"/>
      <text:p text:style-name="Standard">5. LANG: Configuración del idioma predeterminado que se utilizará en el sistema, y localización del sistema.</text:p>
      <text:p text:style-name="Standard"/>
      <text:p text:style-name="Standard">6. DISPLAY: Esta variable se utiliza para especificar el número de visualización de X Windows (el sistema de ventanas en Linux).</text:p>
      <text:p text:style-name="Standard"/>
      <text:p text:style-name="Standard">7. PS1: Formato del indicador de comando en la terminal (Prompt)</text:p>
      <text:p text:style-name="Standard"/>
      <text:p text:style-name="Standard">8. PS1: Formato del indicador de comando en la terminal (Prompt)</text:p>
      <text:p text:style-name="Standard"/>
      <text:p text:style-name="Standard">9. TMP: Almacena la ubicación del directorio temporal donde se pueden almacenar archivos temporales.</text:p>
      <text:p text:style-name="Standard"/>
      <text:p text:style-name="Standard">10. PWD: Ruta al directorio actual en el que se encuentra el usuario.</text:p>
      <text:p text:style-name="Standard"/>
      <text:p text:style-name="Standard">11. OLDPWD: Ruta al directorio previo al actual en el que se encontraba el usuario.</text:p>
      <text:p text:style-name="Standard"><text:soft-page-break/></text:p>
      <text:p text:style-name="Standard">12. LOGNAME: Nombre del usuario que está conectado en ese momento.</text:p>
      <text:p text:style-name="Standard"/>
      <text:p text:style-name="Standard">13. HOSTNAME: Nombre del equipo.</text:p>
      <text:p text:style-name="Standard"/>
      <text:p text:style-name="P4"/>
      <text:p text:style-name="P15">COMPRIMIR Y DESCOMPRIMIR</text:p>
      <text:p text:style-name="P4"/>
      <text:p text:style-name="P4"/>
      <text:p text:style-name="P4"/>
      <text:p text:style-name="P4"/>
      <text:p text:style-name="P15"/>
      <text:p text:style-name="P4"/>
      <text:p text:style-name="P4"/>
      <text:p text:style-name="P4"/>
      <text:p text:style-name="P4">Cront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5M49S</meta:editing-duration>
    <meta:editing-cycles>27</meta:editing-cycles>
    <meta:generator>OpenOffice/4.1.14$Win32 OpenOffice.org_project/4114m1$Build-9811</meta:generator>
    <dc:date>2024-04-14T13:52:03.94</dc:date>
    <dc:creator>Daniel Ojeda Martel</dc:creator>
    <meta:document-statistic meta:table-count="0" meta:image-count="0" meta:object-count="0" meta:page-count="5" meta:paragraph-count="123" meta:word-count="928" meta:character-count="5343"/>
    <meta:user-defined meta:name="Info 1"/>
    <meta:user-defined meta:name="Info 2"/>
    <meta:user-defined meta:name="Info 3"/>
    <meta:user-defined meta:name="Info 4"/>
  </office:meta>
</office:document-meta>
</file>